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ce1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2" office:value-type="string" calcext:value-type="string">
            <text:p>Raw</text:p>
          </table:table-cell>
          <table:table-cell table:style-name="ce11" office:value-type="string" calcext:value-type="string">
            <text:p>Enh</text:p>
          </table:table-cell>
          <table:table-cell table:style-name="ce11" table:number-columns-repeated="12"/>
          <table:table-cell table:style-name="ce15"/>
          <table:table-cell table:style-name="ce11" table:number-columns-repeated="1008"/>
        </table:table-row>
        <table:table-row table:style-name="ro1">
          <table:table-cell office:value-type="string" calcext:value-type="string">
            <text:p>Vit</text:p>
          </table:table-cell>
          <table:table-cell table:style-name="ce13" office:value-type="float" office:value="555" calcext:value-type="float">
            <text:p>555</text:p>
          </table:table-cell>
          <table:table-cell table:style-name="ce11" table:formula="of:=[.B2]" office:value-type="float" office:value="555" calcext:value-type="float">
            <text:p>555</text:p>
          </table:table-cell>
          <table:table-cell/>
          <table:table-cell table:style-name="ce11" table:formula="of:=[.N9]" office:value-type="string" office:string-value="EH-Bal" calcext:value-type="string">
            <text:p>EH-Bal</text:p>
          </table:table-cell>
          <table:table-cell table:style-name="ce11" table:formula="of:=[.O9]" office:value-type="float" office:value="53141.25" calcext:value-type="float">
            <text:p>53141.25</text:p>
          </table:table-cell>
          <table:table-cell table:style-name="ce11"/>
          <table:table-cell/>
          <table:table-cell table:style-name="ce11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5550" calcext:value-type="float">
            <text:p>5550</text:p>
          </table:table-cell>
          <table:table-cell office:value-type="string" calcext:value-type="string">
            <text:p>hp/min:</text:p>
          </table:table-cell>
          <table:table-cell table:formula="of:=[.M2]*(1+[.L15])/100" office:value-type="float" office:value="129.87" calcext:value-type="float">
            <text:p>129.87</text:p>
          </table:table-cell>
          <table:table-cell table:style-name="ce15" table:formula="of:=1%*(1+[.L15])" office:value-type="percentage" office:value="0.0234" calcext:value-type="percentage">
            <text:p>2.3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d</text:p>
          </table:table-cell>
          <table:table-cell table:style-name="ce13" office:value-type="float" office:value="285" calcext:value-type="float">
            <text:p>285</text:p>
          </table:table-cell>
          <table:table-cell table:style-name="ce11" table:formula="of:=[.B3]" office:value-type="float" office:value="285" calcext:value-type="float">
            <text:p>285</text:p>
          </table:table-cell>
          <table:table-cell/>
          <table:table-cell table:style-name="ce11" table:formula="of:=[.N10]" office:value-type="string" office:string-value="Resil" calcext:value-type="string">
            <text:p>Resil</text:p>
          </table:table-cell>
          <table:table-cell table:style-name="ce15" table:formula="of:=[.O10]" office:value-type="percentage" office:value="6.66" calcext:value-type="percentage">
            <text:p>666.00%</text:p>
          </table:table-cell>
          <table:table-cell table:style-name="ce11"/>
          <table:table-cell/>
          <table:table-cell table:style-name="ce11"/>
          <table:table-cell table:number-columns-repeated="2"/>
          <table:table-cell office:value-type="string" calcext:value-type="string">
            <text:p>Mana:</text:p>
          </table:table-cell>
          <table:table-cell table:formula="of:=[.D4]*10" office:value-type="float" office:value="0" calcext:value-type="float">
            <text:p>0</text:p>
          </table:table-cell>
          <table:table-cell office:value-type="string" calcext:value-type="string">
            <text:p>mp/min:</text:p>
          </table:table-cell>
          <table:table-cell table:formula="of:=[.M3]*(2%+[.D4]/10000)" office:value-type="float" office:value="0" calcext:value-type="float">
            <text:p>0</text:p>
          </table:table-cell>
          <table:table-cell table:style-name="ce15" table:formula="of:=2%+[.C7]/10000" office:value-type="percentage" office:value="0.0505" calcext:value-type="percentage">
            <text:p>5.0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</text:p>
          </table:table-cell>
          <table:table-cell table:style-name="ce13" office:value-type="float" office:value="211" calcext:value-type="float">
            <text:p>211</text:p>
          </table:table-cell>
          <table:table-cell table:style-name="ce11" table:formula="of:=[.B4]*(1+[.R15])" office:value-type="float" office:value="675.2" calcext:value-type="float">
            <text:p>675.2</text:p>
          </table:table-cell>
          <table:table-cell/>
          <table:table-cell table:style-name="ce11" table:formula="of:=[.N11]" office:value-type="string" office:string-value="Speed" calcext:value-type="string">
            <text:p>Speed</text:p>
          </table:table-cell>
          <table:table-cell table:style-name="ce15" table:formula="of:=[.O11]" office:value-type="percentage" office:value="5.74" calcext:value-type="percentage">
            <text:p>574.00%</text:p>
          </table:table-cell>
          <table:table-cell table:style-name="ce11"/>
          <table:table-cell/>
          <table:table-cell table:style-name="ce11"/>
          <table:table-cell table:number-columns-repeated="4"/>
          <table:table-cell office:value-type="string" calcext:value-type="string">
            <text:p>w/Med:</text:p>
          </table:table-cell>
          <table:table-cell table:formula="of:=[.O3]*(4+[.B27]*3%)" office:value-type="float" office:value="0" calcext:value-type="float">
            <text:p>0</text:p>
          </table:table-cell>
          <table:table-cell table:style-name="ce15" table:formula="of:=([.P3]-1%)*(4+[.B27]*3%)+1%" office:value-type="percentage" office:value="0.21331" calcext:value-type="percentage">
            <text:p>21.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x</text:p>
          </table:table-cell>
          <table:table-cell table:style-name="ce13" office:value-type="float" office:value="350" calcext:value-type="float">
            <text:p>350</text:p>
          </table:table-cell>
          <table:table-cell table:style-name="ce11" table:formula="of:=[.B5]*(1+[.U15])" office:value-type="float" office:value="1057" calcext:value-type="float">
            <text:p>1057</text:p>
          </table:table-cell>
          <table:table-cell/>
          <table:table-cell table:style-name="ce11" table:formula="of:=[.N12]" office:value-type="string" office:string-value="Reflex" calcext:value-type="string">
            <text:p>Reflex</text:p>
          </table:table-cell>
          <table:table-cell table:style-name="ce15" table:formula="of:=[.O12]" office:value-type="percentage" office:value="1.52" calcext:value-type="percentage">
            <text:p>152.00%</text:p>
          </table:table-cell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Int</text:p>
          </table:table-cell>
          <table:table-cell table:style-name="ce13" office:value-type="float" office:value="500" calcext:value-type="float">
            <text:p>500</text:p>
          </table:table-cell>
          <table:table-cell table:style-name="ce11" table:formula="of:=[.B6]" office:value-type="float" office:value="500" calcext:value-type="float">
            <text:p>500</text:p>
          </table:table-cell>
          <table:table-cell/>
          <table:table-cell table:style-name="ce11" table:formula="of:=[.M16]" office:value-type="string" office:string-value="Damage" calcext:value-type="string">
            <text:p>Damage</text:p>
          </table:table-cell>
          <table:table-cell table:style-name="ce15" table:formula="of:=[.O15]" office:value-type="percentage" office:value="6.02" calcext:value-type="percentage">
            <text:p>602.00%</text:p>
          </table:table-cell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Wis</text:p>
          </table:table-cell>
          <table:table-cell table:style-name="ce13" office:value-type="float" office:value="305" calcext:value-type="float">
            <text:p>305</text:p>
          </table:table-cell>
          <table:table-cell table:style-name="ce11" table:formula="of:=[.B7]" office:value-type="float" office:value="305" calcext:value-type="float">
            <text:p>305</text:p>
          </table:table-cell>
          <table:table-cell table:number-columns-repeated="3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8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14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formula="of:=[.$M$2]/(1/(1+[.$I$15]))" office:value-type="float" office:value="42513" calcext:value-type="float">
            <text:p>42513</text:p>
          </table:table-cell>
          <table:table-cell table:style-name="ce11" office:value-type="string" calcext:value-type="string">
            <text:p>EH-Bal</text:p>
          </table:table-cell>
          <table:table-cell table:style-name="ce11" table:formula="of:=([.M9]+[.M10])/2" office:value-type="float" office:value="53141.25" calcext:value-type="float">
            <text:p>53141.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ing</text:p>
          </table:table-cell>
          <table:table-cell table:style-name="ce14" office:value-type="percentage" office:value="1" calcext:value-type="percentage">
            <text:p>1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formula="of:=[.$M$2]/(1/(1+[.$I$15]))/(1/(1+[.AA15]))" office:value-type="float" office:value="63769.5" calcext:value-type="float">
            <text:p>63769.5</text:p>
          </table:table-cell>
          <table:table-cell table:style-name="ce11" office:value-type="string" calcext:value-type="string">
            <text:p>Resil</text:p>
          </table:table-cell>
          <table:table-cell table:style-name="ce15" table:formula="of:=[.I15]" office:value-type="percentage" office:value="6.66" calcext:value-type="percentage">
            <text:p>666.0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shen</text:p>
          </table:table-cell>
          <table:table-cell table:style-name="ce14" office:value-type="percentage" office:value="0" calcext:value-type="percentage">
            <text:p>0.00%</text:p>
          </table:table-cell>
          <table:table-cell table:number-columns-repeated="11"/>
          <table:table-cell table:style-name="ce11" office:value-type="string" calcext:value-type="string">
            <text:p>Speed</text:p>
          </table:table-cell>
          <table:table-cell table:style-name="ce15" table:formula="of:=[.X15]" office:value-type="percentage" office:value="5.74" calcext:value-type="percentage">
            <text:p>574.00%</text:p>
          </table:table-cell>
          <table:table-cell table:number-columns-repeated="1009"/>
        </table:table-row>
        <table:table-row table:style-name="ro1">
          <table:table-cell/>
          <table:table-cell table:style-name="ce14"/>
          <table:table-cell table:number-columns-repeated="11"/>
          <table:table-cell table:style-name="ce11" office:value-type="string" calcext:value-type="string">
            <text:p>Reflex</text:p>
          </table:table-cell>
          <table:table-cell table:style-name="ce15" table:formula="of:=[.AD15]" office:value-type="percentage" office:value="1.52" calcext:value-type="percentage">
            <text:p>152.00%</text:p>
          </table:table-cell>
          <table:table-cell table:number-columns-repeated="1009"/>
        </table:table-row>
        <table:table-row table:style-name="ro1">
          <table:table-cell/>
          <table:table-cell table:style-name="ce14"/>
          <table:table-cell table:number-columns-repeated="11"/>
          <table:table-cell table:style-name="ce11" table:number-columns-repeated="2"/>
          <table:table-cell table:number-columns-repeated="1009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5"/>
          <table:table-cell office:value-type="string" calcext:value-type="string">
            <text:p>Total:</text:p>
          </table:table-cell>
          <table:table-cell table:style-name="ce15" table:formula="of:=SUM([.I18:.I56])" office:value-type="percentage" office:value="6.66" calcext:value-type="percentage">
            <text:p>666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L18:.L56])" office:value-type="percentage" office:value="1.34" calcext:value-type="percentage">
            <text:p>134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O18:.O56])" office:value-type="percentage" office:value="6.02" calcext:value-type="percentage">
            <text:p>602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R18:.R56])" office:value-type="percentage" office:value="2.2" calcext:value-type="percentage">
            <text:p>220.00%</text:p>
          </table:table-cell>
          <table:table-cell table:style-name="ce15"/>
          <table:table-cell office:value-type="string" calcext:value-type="string">
            <text:p>Total:</text:p>
          </table:table-cell>
          <table:table-cell table:style-name="ce15" table:formula="of:=SUM([.U18:.U56])" office:value-type="percentage" office:value="2.02" calcext:value-type="percentage">
            <text:p>202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X18:.X56])" office:value-type="percentage" office:value="5.74" calcext:value-type="percentage">
            <text:p>574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A18:.AA56])" office:value-type="percentage" office:value="0.5" calcext:value-type="percentage">
            <text:p>5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D18:.AD56])" office:value-type="percentage" office:value="1.52" calcext:value-type="percentage">
            <text:p>152.00%</text:p>
          </table:table-cell>
          <table:table-cell table:number-columns-repeated="994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BE</text:p>
          </table:table-cell>
          <table:table-cell table:style-name="ce11" office:value-type="string" calcext:value-type="string">
            <text:p>Heal</text:p>
          </table:table-cell>
          <table:table-cell table:style-name="ce11" office:value-type="string" calcext:value-type="string">
            <text:p>Ash</text:p>
          </table:table-cell>
          <table:table-cell table:style-name="ce11" office:value-type="string" calcext:value-type="string">
            <text:p>Multiplier</text:p>
          </table:table-cell>
          <table:table-cell table:style-name="ce11" office:value-type="string" calcext:value-type="string">
            <text:p>Resilience</text:p>
          </table:table-cell>
          <table:table-cell table:style-name="ce11" table:number-columns-repeated="2"/>
          <table:table-cell table:style-name="ce11" office:value-type="string" calcext:value-type="string">
            <text:p>Regen</text:p>
          </table:table-cell>
          <table:table-cell table:style-name="ce11" table:number-columns-repeated="2"/>
          <table:table-cell table:style-name="ce11" office:value-type="string" calcext:value-type="string">
            <text:p>Damage</text:p>
          </table:table-cell>
          <table:table-cell table:style-name="ce11" table:number-columns-repeated="2"/>
          <table:table-cell table:style-name="ce11" office:value-type="string" calcext:value-type="string">
            <text:p>Strength</text:p>
          </table:table-cell>
          <table:table-cell table:style-name="ce11" table:number-columns-repeated="2"/>
          <table:table-cell table:style-name="ce11" office:value-type="string" calcext:value-type="string">
            <text:p>Dexterity</text:p>
          </table:table-cell>
          <table:table-cell table:style-name="ce11" table:number-columns-repeated="2"/>
          <table:table-cell table:style-name="ce11" office:value-type="string" calcext:value-type="string">
            <text:p>Speed</text:p>
          </table:table-cell>
          <table:table-cell table:style-name="ce11" table:number-columns-repeated="2"/>
          <table:table-cell table:style-name="ce11" office:value-type="string" calcext:value-type="string">
            <text:p>Magic Resistance</text:p>
          </table:table-cell>
          <table:table-cell table:style-name="ce11" table:number-columns-repeated="2"/>
          <table:table-cell table:style-name="ce11" office:value-type="string" calcext:value-type="string">
            <text:p>Reflexes</text:p>
          </table:table-cell>
          <table:table-cell table:style-name="ce11"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18]=1;[.$B$9];0%)+IF([.E18]=1;[.$B$11];0%)+IF([.D18]=1;[.$B$10];0%)" office:value-type="percentage" office:value="4" calcext:value-type="percentage">
            <text:p>400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G18]+[.H18]*[.$B18])*[.$F18]" office:value-type="percentage" office:value="2.2" calcext:value-type="percentage">
            <text:p>220.0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P18]+[.Q18]*[.$B18])*[.$F18]" office:value-type="percentage" office:value="2.2" calcext:value-type="percentage">
            <text:p>220.00%</text:p>
          </table:table-cell>
          <table:table-cell table:style-name="ce14" table:number-columns-repeated="3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V18]+[.W18]*[.$B18])*[.$F18]" office:value-type="percentage" office:value="2.2" calcext:value-type="percentage">
            <text:p>220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dy of the First Hunter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formula="of:=1+IF([.C19]=1;[.$B$9];0%)+IF([.E19]=1;[.$B$11];0%)+IF([.D19]=1;[.$B$10];0%)" office:value-type="percentage" office:value="2" calcext:value-type="percentage">
            <text:p>200.00%</text:p>
          </table:table-cell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J19]+[.K19]*[.$B19])*[.$F19]" office:value-type="percentage" office:value="1.34" calcext:value-type="percentage">
            <text:p>134.00%</text:p>
          </table:table-cell>
          <table:table-cell table:number-columns-repeated="12"/>
          <table:table-cell table:style-name="ce14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14" table:formula="of:=([.Y19]+[.Z19]*[.$B19])*[.$F19]" office:value-type="percentage" office:value="0.5" calcext:value-type="percentage">
            <text:p>50.00%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0]=1;[.$B$9];0%)+IF([.E20]=1;[.$B$11];0%)+IF([.D20]=1;[.$B$10];0%)" office:value-type="percentage" office:value="4" calcext:value-type="percentage">
            <text:p>400.00%</text:p>
          </table:table-cell>
          <table:table-cell table:number-columns-repeated="6"/>
          <table:table-cell table:style-name="ce14" office:value-type="percentage" office:value="0.75" calcext:value-type="percentage">
            <text:p>7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M20]+[.N20]*[.$B20])*[.$F20]" office:value-type="percentage" office:value="3.8" calcext:value-type="percentage">
            <text:p>380.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 of Embe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2]=1;[.$B$9];0%)+IF([.E22]=1;[.$B$11];0%)+IF([.D22]=1;[.$B$10];0%)" office:value-type="percentage" office:value="4" calcext:value-type="percentage">
            <text:p>400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G22]+[.H22]*[.$B22])*[.$F22]" office:value-type="percentage" office:value="2.02" calcext:value-type="percentage">
            <text:p>202.00%</text:p>
          </table:table-cell>
          <table:table-cell table:number-columns-repeated="6"/>
          <table:table-cell table:number-columns-repeated="2" table:style-name="ce14" office:value-type="percentage" office:value="0" calcext:value-type="percentage">
            <text:p>0.00%</text:p>
          </table:table-cell>
          <table:table-cell table:style-name="ce14" table:formula="of:=([.P22]+[.Q22]*[.$B22])*[.$F22]" office:value-type="percentage" office:value="0" calcext:value-type="percentage">
            <text:p>0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S22]+[.T22]*[.$B22])*[.$F22]" office:value-type="percentage" office:value="2.02" calcext:value-type="percentage">
            <text:p>202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V22]+[.W22]*[.$B22])*[.$F22]" office:value-type="percentage" office:value="2.02" calcext:value-type="percentage">
            <text:p>202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hroud of Ash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3]=1;[.$B$9];0%)+IF([.E23]=1;[.$B$11];0%)+IF([.D23]=1;[.$B$10];0%)" office:value-type="percentage" office:value="4" calcext:value-type="percentage">
            <text:p>400.00%</text:p>
          </table:table-cell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G23]+[.H23]*[.$B23])*[.$F23]" office:value-type="percentage" office:value="2.44" calcext:value-type="percentage">
            <text:p>244.00%</text:p>
          </table:table-cell>
          <table:table-cell table:number-columns-repeated="6"/>
          <table:table-cell table:style-name="ce14" table:number-columns-repeated="9"/>
          <table:table-cell table:number-columns-repeated="1000"/>
        </table:table-row>
        <table:table-row table:style-name="ro1">
          <table:table-cell office:value-type="string" calcext:value-type="string">
            <text:p>Body of As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4]=1;[.$B$9];0%)+IF([.E24]=1;[.$B$11];0%)+IF([.D24]=1;[.$B$10];0%)" office:value-type="percentage" office:value="4" calcext:value-type="percentage">
            <text:p>400.00%</text:p>
          </table:table-cell>
          <table:table-cell table:style-name="ce14" table:number-columns-repeated="3"/>
          <table:table-cell table:number-columns-repeated="6"/>
          <table:table-cell table:style-name="ce14" table:number-columns-repeated="6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V24]+[.W24]*[.$B24])*[.$F24]" office:value-type="percentage" office:value="1.52" calcext:value-type="percentage">
            <text:p>152.00%</text:p>
          </table:table-cell>
          <table:table-cell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B24]+[.AC24]*[.$B24])*[.$F24]" office:value-type="percentage" office:value="1.52" calcext:value-type="percentage">
            <text:p>152.00%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shen Warrio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5]=1;[.$B$9];0%)+IF([.E25]=1;[.$B$11];0%)+IF([.D25]=1;[.$B$10];0%)" office:value-type="percentage" office:value="4" calcext:value-type="percentage">
            <text:p>400.00%</text:p>
          </table:table-cell>
          <table:table-cell table:style-name="ce14" table:number-columns-repeated="3"/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M25]+[.N25]*[.$B25])*[.$F25]" office:value-type="percentage" office:value="2.22" calcext:value-type="percentage">
            <text:p>222.00%</text:p>
          </table:table-cell>
          <table:table-cell table:style-name="ce14" table:number-columns-repeated="9"/>
          <table:table-cell table:number-columns-repeated="3"/>
          <table:table-cell table:style-name="ce14" table:number-columns-repeated="3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3:44:21.9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05T13:42:48.289000000</dc:date>
    <meta:generator>LibreOffice/7.0.5.2$Windows_X86_64 LibreOffice_project/64390860c6cd0aca4beafafcfd84613dd9dfb63a</meta:generator>
    <meta:editing-duration>PT2H45S</meta:editing-duration>
    <meta:editing-cycles>19</meta:editing-cycles>
    <meta:document-statistic meta:table-count="1" meta:cell-count="190" meta:object-count="0"/>
    <meta:user-defined meta:name="AppVersion">16.0300</meta:user-defined>
  </office:meta>
</office:document-meta>
</file>